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BBE22E965D07158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5.193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GESTION STOCK</text:p>
          </draw:text-box>
        </draw:frame>
        <draw:frame presentation:style-name="pr2" draw:text-style-name="P1" draw:layer="layout" svg:width="25.2cm" svg:height="15.193cm" svg:x="1cm" svg:y="3.407cm" presentation:class="subtitle" presentation:user-transformed="true">
          <draw:text-box>
            <text:p>-Projet de <text:s/>fin d’année du niveau S2</text:p>
            <text:p/>
            <text:p><text:tab/><text:tab/>-Mise en œuvre <text:s/>de trois(3) technologies</text:p>
            <text:p/>
            <text:p>-UML</text:p>
            <text:p/>
            <text:p><text:tab/><text:tab/><text:tab/><text:tab/><text:tab/><text:tab/>-BASE DE DONNÉE</text:p>
            <text:p/>
            <text:p><text:tab/><text:tab/>-PYTHON3</text:p>
            <text:p/>
            <text:p/>
            <text:p><text:s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IVER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ÉMONSTRATION <text:s/>DU LOGICIEL</text:p>
                <text:p/>
              </text:list-item>
              <text:list-item>
                <text:p>AVANTAGES</text:p>
                <text:p/>
              </text:list-item>
              <text:list-item>
                <text:p>DIFFICULTÉ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17T19:16:50.047969235</meta:creation-date>
    <meta:editing-duration>PT2M6S</meta:editing-duration>
    <meta:editing-cycles>2</meta:editing-cycles>
    <meta:generator>LibreOffice/6.0.7.3$Linux_X86_64 LibreOffice_project/00m0$Build-3</meta:generator>
    <dc:title>Metropolis</dc:title>
    <dc:date>2023-08-17T19:18:46.251186150</dc:date>
    <meta:document-statistic meta:object-count="30"/>
  </office:meta>
</office:document-meta>
</file>